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924in" style:rel-column-width="1861*"/>
    </style:style>
    <style:style style:name="Table1.B" style:family="table-column">
      <style:table-column-properties style:column-width="1.3819in" style:rel-column-width="1990*"/>
    </style:style>
    <style:style style:name="Table1.C" style:family="table-column">
      <style:table-column-properties style:column-width="1.5056in" style:rel-column-width="2168*"/>
    </style:style>
    <style:style style:name="Table1.D" style:family="table-column">
      <style:table-column-properties style:column-width="1.3597in" style:rel-column-width="1958*"/>
    </style:style>
    <style:style style:name="Table1.E" style:family="table-column">
      <style:table-column-properties style:column-width="1.3854in" style:rel-column-width="19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fo:font-weight="bold" officeooo:paragraph-rsid="000b3521" style:font-size-asian="16pt" style:font-weight-asian="bold" style:font-size-complex="16pt" style:font-weight-complex="bold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paragraph-rsid="00116484" style:font-size-asian="12pt" style:font-size-complex="12pt"/>
    </style:style>
    <style:style style:name="P5" style:family="paragraph" style:parent-style-name="Preformatted_20_Text">
      <style:text-properties fo:font-size="12pt" officeooo:paragraph-rsid="0012ebad" style:font-size-asian="12pt" style:font-size-complex="12pt"/>
    </style:style>
    <style:style style:name="P6" style:family="paragraph" style:parent-style-name="Preformatted_20_Text">
      <style:text-properties fo:font-size="12pt" officeooo:paragraph-rsid="001392e4" style:font-size-asian="12pt" style:font-size-complex="12pt"/>
    </style:style>
    <style:style style:name="P7" style:family="paragraph" style:parent-style-name="Table_20_Contents">
      <style:text-properties style:font-name="DejaVu Sans Mono" fo:font-size="12pt" style:font-name-asian="WenQuanYi Zen Hei1" style:font-size-asian="12pt" style:font-name-complex="Lohit Devanagari2" style:font-size-complex="12pt"/>
    </style:style>
    <style:style style:name="P8" style:family="paragraph" style:parent-style-name="Table_20_Contents">
      <style:text-properties style:font-name="DejaVu Sans Mono" fo:font-size="12pt" officeooo:paragraph-rsid="000b3521" style:font-name-asian="WenQuanYi Zen Hei1" style:font-size-asian="12pt" style:font-name-complex="Lohit Devanagari2" style:font-size-complex="12pt"/>
    </style:style>
    <style:style style:name="P9" style:family="paragraph" style:parent-style-name="Table_20_Contents">
      <style:text-properties style:font-name="DejaVu Sans Mono" fo:font-size="12pt" officeooo:paragraph-rsid="000d20f0" style:font-name-asian="WenQuanYi Zen Hei1" style:font-size-asian="12pt" style:font-name-complex="Lohit Devanagari2" style:font-size-complex="12pt"/>
    </style:style>
    <style:style style:name="P10" style:family="paragraph" style:parent-style-name="Table_20_Contents">
      <style:text-properties style:font-name="DejaVu Sans Mono" fo:font-size="12pt" officeooo:paragraph-rsid="000f0798" style:font-name-asian="WenQuanYi Zen Hei1" style:font-size-asian="12pt" style:font-name-complex="Lohit Devanagari2" style:font-size-complex="12pt"/>
    </style:style>
    <style:style style:name="P11" style:family="paragraph" style:parent-style-name="Table_20_Contents">
      <style:text-properties style:font-name="DejaVu Sans Mono" fo:font-size="12pt" officeooo:paragraph-rsid="000f7ecb" style:font-name-asian="WenQuanYi Zen Hei1" style:font-size-asian="12pt" style:font-name-complex="Lohit Devanagari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368 Project4 Report</text:p>
      <text:p text:style-name="P1">Yinuo Li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Elapsed time</text:p>
            <text:p text:style-name="P8">for one packing</text:p>
          </table:table-cell>
          <table:table-cell table:style-name="Table1.A1" office:value-type="string">
            <text:p text:style-name="P8">Elapsed time</text:p>
            <text:p text:style-name="P8">for smallest room</text:p>
          </table:table-cell>
          <table:table-cell table:style-name="Table1.A1" office:value-type="string">
            <text:p text:style-name="P8">Best width</text:p>
          </table:table-cell>
          <table:table-cell table:style-name="Table1.E1" office:value-type="string">
            <text:p text:style-name="P8">Best height</text:p>
          </table:table-cell>
        </table:table-row>
        <table:table-row>
          <table:table-cell table:style-name="Table1.A2" office:value-type="string">
            <text:p text:style-name="P9">r3.po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8.618902e+06</text:p>
          </table:table-cell>
          <table:table-cell table:style-name="Table1.E2" office:value-type="string">
            <text:p text:style-name="P9">2.728840e+06</text:p>
          </table:table-cell>
        </table:table-row>
        <table:table-row>
          <table:table-cell table:style-name="Table1.A2" office:value-type="string">
            <text:p text:style-name="P9">r4.po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0">9.515508e+06</text:p>
          </table:table-cell>
          <table:table-cell table:style-name="Table1.E2" office:value-type="string">
            <text:p text:style-name="P10">1.018544e+07</text:p>
          </table:table-cell>
        </table:table-row>
        <table:table-row>
          <table:table-cell table:style-name="Table1.A2" office:value-type="string">
            <text:p text:style-name="P9">r5.po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1">2.286623e+07</text:p>
          </table:table-cell>
          <table:table-cell table:style-name="Table1.E2" office:value-type="string">
            <text:p text:style-name="P11">1.365289e+07</text:p>
          </table:table-cell>
        </table:table-row>
        <table:table-row>
          <table:table-cell table:style-name="Table1.A2" office:value-type="string">
            <text:p text:style-name="P9">r6.txt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1">1.300000e+01</text:p>
          </table:table-cell>
          <table:table-cell table:style-name="Table1.E2" office:value-type="string">
            <text:p text:style-name="P11">1.100000e+01</text:p>
          </table:table-cell>
        </table:table-row>
      </table:table>
      <text:p text:style-name="P3"/>
      <text:p text:style-name="P3"/>
      <text:p text:style-name="P4">I used preorder-traversal to re-root.</text:p>
      <text:p text:style-name="P4"/>
      <text:p text:style-name="P4">Preorder traversal is defined as follows ,</text:p>
      <text:p text:style-name="P4">1. Visit the root.</text:p>
      <text:p text:style-name="P4">2. Traverse to the left subtree in preorder.</text:p>
      <text:p text:style-name="P4">3. Traverse the right subtree in preorder .</text:p>
      <text:p text:style-name="P4">Time complexity :O(n)</text:p>
      <text:p text:style-name="P4">Space complexity : O(n)</text:p>
      <text:p text:style-name="P4"/>
      <text:p text:style-name="P4"/>
      <text:p text:style-name="P5">I used a stack to build the strictly binary tree.</text:p>
      <text:p text:style-name="P5"/>
      <text:p text:style-name="P5">I used a while loop to read all the nodes. If the node is a leaf node, do the stack push once. If the node is a non-leaf node, do the stack pop twice, following by a stack push once.</text:p>
      <text:p text:style-name="P6">Time complexity :O(n)</text:p>
      <text:p text:style-name="P6">Space complexity : O(n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dc:date>2014-04-08T22:41:10</dc:date>
    <dc:creator>Yinuo Li</dc:creator>
    <meta:editing-duration>PT26M55S</meta:editing-duration>
    <meta:editing-cycles>12</meta:editing-cycles>
    <meta:document-statistic meta:table-count="1" meta:image-count="0" meta:object-count="0" meta:page-count="1" meta:paragraph-count="39" meta:word-count="135" meta:character-count="750" meta:non-whitespace-character-count="639"/>
  </office:meta>
</office:document-meta>
</file>